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Y</text:p>
          </table:table-cell>
          <table:table-cell/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.97" calcext:value-type="float">
            <text:p>55.9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1.65" calcext:value-type="float">
            <text:p>51.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.55" calcext:value-type="float">
            <text:p>55.5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1.94" calcext:value-type="float">
            <text:p>51.9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.98" calcext:value-type="float">
            <text:p>54.9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2.69" calcext:value-type="float">
            <text:p>52.6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4.27" calcext:value-type="float">
            <text:p>54.2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3.89" calcext:value-type="float">
            <text:p>53.8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.46" calcext:value-type="float">
            <text:p>53.4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3.84" calcext:value-type="float">
            <text:p>53.8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2.04" calcext:value-type="float">
            <text:p>52.04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63.14" calcext:value-type="float">
            <text:p>63.14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1"/>
          <table:table-cell/>
          <table:table-cell table:style-name="ce1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 style:data-style-name="N2" text:time-value="13:11:52.298057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2:19:37.665512135</meta:creation-date>
    <meta:generator>LibreOffice/5.1.2.2$Linux_X86_64 LibreOffice_project/10m0$Build-2</meta:generator>
    <dc:date>2016-05-29T13:16:06.689530649</dc:date>
    <meta:editing-duration>PT4M52S</meta:editing-duration>
    <meta:editing-cycles>4</meta:editing-cycles>
    <meta:document-statistic meta:table-count="1" meta:cell-count="26" meta:object-count="0"/>
  </office:meta>
</office:document-meta>
</file>